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75943053471031848" text:style-name="L2">
        <text:list-item>
          <text:p text:style-name="P2">4</text:p>
        </text:list-item>
        <text:list-item>
          <text:p text:style-name="P2">4</text:p>
        </text:list-item>
        <text:list-item>
          <text:p text:style-name="P2">4</text:p>
        </text:list-item>
        <text:list-item>
          <text:p text:style-name="P2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2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2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"><text:span text:style-name="T1"><text:tab/></text:span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6603560" text:continue-numbering="true" text:style-name="L2">
        <text:list-item>
          <text:p text:style-name="P2">4</text:p>
        </text:list-item>
        <text:list-item>
          <text:p text:style-name="P2">4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meta:document-statistic meta:table-count="0" meta:image-count="0" meta:object-count="13" meta:page-count="1" meta:paragraph-count="18" meta:word-count="48" meta:character-count="244"/>
    <dc:date>2016-04-14T16:41:53.51</dc:date>
    <dc:creator>Michael Risher</dc:creator>
    <meta:editing-duration>PT12M10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